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0000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0000ff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ffa500" draw:stroke="none" fo:margin="1.000000000000000pt" style:wrap="biggest" style:wrap-dynamic-threshold="0.000000000000000pt" svg:fill-rule="nonzero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311"/>
        </draw:layer-set>
        <draw:g draw:style-name="gr1" draw:id="shape1" svg:y="0.00000000000pt">
          <draw:rect draw:style-name="gr2" draw:id="shape2" draw:layer="g1311" svg:width="133.99876367161pt" svg:height="76.19999999999pt" svg:x="1.35352286537pt" svg:y="6.60000000000pt"/>
          <draw:path draw:style-name="gr3" draw:id="shape3" draw:name="path4" draw:layer="g1311" svg:width="0.08933250418pt" svg:height="0.64000000000pt" draw:transform="matrix(1500.00008285076 0.00000000000 0.00000000000 41.66666513160 1.35352286537pt 0.00000000000pt)" svg:viewBox="0 0 0 1" svg:d="M0 0L0.0893325 0L0.0893325 0.64L0 0.64Z" koffice:nodeTypes="ccccc"/>
          <draw:path draw:style-name="gr4" draw:id="shape4" draw:name="path6" draw:layer="g1311" svg:width="0.08933250418pt" svg:height="0.64000000000pt" draw:transform="matrix(1500.00008285076 0.00000000000 0.00000000000 41.66666513160 1.35352286537pt 33.33333210528pt)" svg:viewBox="0 0 0 1" svg:d="M0 0L0.0893325 0L0.0893325 0.64L0 0.64Z" koffice:nodeTypes="ccccc"/>
          <draw:path draw:style-name="gr5" draw:id="shape5" draw:name="path8" draw:layer="g1311" svg:width="0.08933250418pt" svg:height="0.64000000000pt" draw:transform="matrix(1500.00008285076 0.00000000000 0.00000000000 41.66666513160 1.35352286537pt 66.66666421056pt)" svg:viewBox="0 0 0 1" svg:d="M0 0L0.0893325 0L0.0893325 0.64L0 0.64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6:54:14</dc:date>
    <meta:creation-date>2011-05-22T06:10:21</meta:creation-date>
    <dc:creator>Yue Liu</dc:creator>
  </office:meta>
</office:document-meta>
</file>